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5000003AD5462E970C730B73D.jpg" manifest:media-type="image/jpeg"/>
  <manifest:file-entry manifest:full-path="Pictures/10000201000004B0000009C406049BCB4FF5F933.png" manifest:media-type="image/png"/>
  <manifest:file-entry manifest:full-path="Pictures/1000020100000400000003E81748C1EFD953832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802" officeooo:paragraph-rsid="0008f802"/>
    </style:style>
    <style:style style:name="T1" style:family="text">
      <style:text-properties officeooo:rsid="00097c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59cm" svg:y="4.868cm" svg:width="17cm" svg:height="16.602cm" draw:z-index="0"><draw:image xlink:href="Pictures/1000020100000400000003E81748C1EFD953832E.png" xlink:type="simple" xlink:show="embed" xlink:actuate="onLoad"/></draw:frame>Vincent R<text:span text:style-name="T1">ETORE</text:span></text:p>
      <text:p text:style-name="Standard"/>
      <text:p text:style-name="Standard"/>
      <text:p text:style-name="Standard"/>
      <text:p text:style-name="P1">Page Etat Civil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paragraph" svg:x="1.069cm" svg:y="-0.069cm" svg:width="14.256cm" svg:height="29.7cm" draw:z-index="1"><draw:image xlink:href="Pictures/10000201000004B0000009C406049BCB4FF5F933.png" xlink:type="simple" xlink:show="embed" xlink:actuate="onLoad"/></draw:frame><text:soft-page-break/></text:p>
      <text:p text:style-name="Standard"><draw:frame draw:style-name="fr2" draw:name="Image3" text:anchor-type="paragraph" svg:width="17.41cm" svg:height="14.356cm" draw:z-index="2"><draw:image xlink:href="Pictures/1000000000000475000003AD5462E970C730B73D.jp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5:31:35.826440733</meta:creation-date>
    <dc:date>2018-01-04T20:44:04.769525504</dc:date>
    <meta:editing-duration>PT6M47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3" meta:paragraph-count="2" meta:word-count="5" meta:character-count="29" meta:non-whitespace-character-count="26"/>
  </office:meta>
</office:document-meta>
</file>